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4.7409in"/>
    </style:style>
    <style:style style:name="co7" style:family="table-column">
      <style:table-column-properties fo:break-before="auto" style:column-width="5.145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999999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4" style:family="table-cell" style:parent-style-name="Default">
      <style:table-cell-properties fo:border-bottom="none" fo:background-color="#000000" fo:border-left="none" fo:border-right="0.0008in solid #000000" fo:border-top="none"/>
    </style:style>
    <style:style style:name="ce5" style:family="table-cell" style:parent-style-name="Default">
      <style:table-cell-properties fo:background-color="#999999" fo:border="none"/>
    </style:style>
    <style:style style:name="ce6" style:family="table-cell" style:parent-style-name="Default">
      <style:table-cell-properties fo:border-bottom="0.0008in solid #000000" fo:background-color="#b2b2b2" fo:border-left="none" fo:border-right="none" fo:border-top="0.0008in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ackground-color="#999999" fo:border-left="none" fo:border-right="none" fo:border-top="0.0008in solid #000000"/>
    </style:style>
    <style:style style:name="ce9" style:family="table-cell" style:parent-style-name="Default">
      <style:table-cell-properties fo:border-bottom="none" fo:background-color="#b2b2b2" fo:border-left="none" fo:border-right="0.0008in solid #000000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b2b2b2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0.0008in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ackground-color="#b2b2b2" fo:border-left="none" fo:border-right="none" fo:border-top="0.0008in solid #000000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9" style:family="table-cell" style:parent-style-name="Default">
      <style:table-cell-properties fo:border-bottom="0.0008in solid #000000" fo:background-color="#b2b2b2" fo:border-left="none" fo:border-right="0.0008in solid #000000" fo:border-top="0.0008in solid #000000"/>
    </style:style>
    <style:style style:name="ce20" style:family="table-cell" style:parent-style-name="Default">
      <style:table-cell-properties fo:border-bottom="0.0008in solid #000000" fo:background-color="#999999" fo:border-left="none" fo:border-right="0.0008in solid #000000" fo:border-top="0.0008in solid #000000"/>
    </style:style>
    <style:style style:name="ce21" style:family="table-cell" style:parent-style-name="Default">
      <style:table-cell-properties fo:background-color="#333333"/>
    </style:style>
    <style:style style:name="ce22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10" office:value-type="string">
            <text:p>XP</text:p>
          </table:table-cell>
          <table:table-cell table:style-name="ce10" office:value-type="string">
            <text:p>A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xt</text:p>
          </table:table-cell>
          <table:table-cell table:style-name="ce21" table:number-columns-repeated="1017"/>
        </table:table-row>
        <table:table-row table:style-name="ro1">
          <table:table-cell table:style-name="ce2" office:value-type="string">
            <text:p>Features – Defense</text:p>
          </table:table-cell>
          <table:table-cell table:style-name="ce5"/>
          <table:table-cell table:style-name="ce11" table:number-columns-repeated="2"/>
          <table:table-cell table:style-name="ce5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 office:value-type="string">
            <text:p>Vita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cond Wind</text:p>
          </table:table-cell>
          <table:table-cell office:value-type="string">
            <text:p>-2 Hit Die; +2x + CON as Vitalit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Tank Up</text:p>
          </table:table-cell>
          <table:table-cell office:value-type="string">
            <text:p>+3 weapon D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loody Regeneration</text:p>
          </table:table-cell>
          <table:table-cell office:value-type="string">
            <text:p>+CON as Rege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Mob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 and Gone</text:p>
          </table:table-cell>
          <table:table-cell office:value-type="string">
            <text:p>move and hi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engage</text:p>
          </table:table-cell>
          <table:table-cell office:value-type="string">
            <text:p>resolve Eng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eet Foot</text:p>
          </table:table-cell>
          <table:table-cell office:value-type="string">
            <text:p>+5ft sp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inrush</text:p>
          </table:table-cell>
          <table:table-cell office:value-type="string">
            <text:p>UBNT, move if mel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Allianc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otective Stance</text:p>
          </table:table-cell>
          <table:table-cell office:value-type="string">
            <text:p>UBNT, take attacks for adjacent all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Offense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Martial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Engage</text:p>
          </table:table-cell>
          <table:table-cell office:value-type="string">
            <text:p>melee impose Eng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Riposte</text:p>
          </table:table-cell>
          <table:table-cell office:value-type="string">
            <text:p>delayed melee if meleed (imposed -3)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leave</text:p>
          </table:table-cell>
          <table:table-cell office:value-type="string">
            <text:p>melee and psuedo-melee adjacen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efensive Strike</text:p>
          </table:table-cell>
          <table:table-cell office:value-type="string">
            <text:p>melee and +2 defenses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isarming Strike</text:p>
          </table:table-cell>
          <table:table-cell office:value-type="string">
            <text:p>melee, then force DROP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Enforce</text:p>
          </table:table-cell>
          <table:table-cell office:value-type="string">
            <text:p>melee, then manuever ally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Iron Tide</text:p>
          </table:table-cell>
          <table:table-cell office:value-type="string">
            <text:p>melee and push, then shif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Forceful Strike</text:p>
          </table:table-cell>
          <table:table-cell office:value-type="string">
            <text:p>melee and impose pron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Passing Swipe</text:p>
          </table:table-cell>
          <table:table-cell office:value-type="string">
            <text:p>move and mele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ckless Stance</text:p>
          </table:table-cell>
          <table:table-cell office:value-type="string">
            <text:p>UBNT, +1dW and grant advant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Bash</text:p>
          </table:table-cell>
          <table:table-cell office:value-type="string">
            <text:p>melee 3x dam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Spinning Sweep</text:p>
          </table:table-cell>
          <table:table-cell office:value-type="string">
            <text:p>melee adjacen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Flury of Blows</text:p>
          </table:table-cell>
          <table:table-cell office:value-type="string">
            <text:p>melee 3x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Halting Engagement</text:p>
          </table:table-cell>
          <table:table-cell office:value-type="string">
            <text:p>impose Grappled with mele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portune Pushpack</text:p>
          </table:table-cell>
          <table:table-cell office:value-type="string">
            <text:p>UBNT, if melee miss, pus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Ranged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table:number-columns-repeated="2" office:value-type="float" office:value="1">
            <text:p>1</text:p>
          </table:table-cell>
          <table:table-cell office:value-type="string">
            <text:p>Take Aim</text:p>
          </table:table-cell>
          <table:table-cell office:value-type="string">
            <text:p>+2 to next ranged, stacking UBN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-1</text:p>
          </table:table-cell>
          <table:table-cell office:value-type="string">
            <text:p>Quickshot</text:p>
          </table:table-cell>
          <table:table-cell office:value-type="string">
            <text:p>-4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Smooth Reset</text:p>
          </table:table-cell>
          <table:table-cell office:value-type="string">
            <text:p>ranged, if 0 loaded, reloa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Running Shot</text:p>
          </table:table-cell>
          <table:table-cell office:value-type="string">
            <text:p>manuever and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office:value-type="string">
            <text:p>Suppress</text:p>
          </table:table-cell>
          <table:table-cell office:value-type="string">
            <text:p>UBNT if target manuever or attack,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office:value-type="string">
            <text:p>Fire-at-Will</text:p>
          </table:table-cell>
          <table:table-cell office:value-type="string">
            <text:p>-4 ranged 3x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Gutshot</text:p>
          </table:table-cell>
          <table:table-cell office:value-type="string">
            <text:p>ranged and impose ***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Aiming for the Head</text:p>
          </table:table-cell>
          <table:table-cell office:value-type="string">
            <text:p>ranged deals +2dW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Splitshot</text:p>
          </table:table-cell>
          <table:table-cell table:style-name="ce18" office:value-type="string">
            <text:p>ranged 2x for 1 load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Cover Fire</text:p>
          </table:table-cell>
          <table:table-cell table:style-name="ce18" office:value-type="string">
            <text:p>UBNT if ally attacked, ranged and impose -3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Eithe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Sneak Attack</text:p>
          </table:table-cell>
          <table:table-cell office:value-type="string">
            <text:p>attack, if Advantage +1d6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Careful Strike</text:p>
          </table:table-cell>
          <table:table-cell office:value-type="string">
            <text:p>+4 attack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ly Flourish</text:p>
          </table:table-cell>
          <table:table-cell office:value-type="string">
            <text:p>attack Will with Cha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Break a Leg</text:p>
          </table:table-cell>
          <table:table-cell office:value-type="string">
            <text:p>attack impose Hobbl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Trickshot</text:p>
          </table:table-cell>
          <table:table-cell office:value-type="string">
            <text:p>attack and gain Advant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Uti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Commun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 Cry</text:p>
          </table:table-cell>
          <table:table-cell office:value-type="string">
            <text:p>Intimidate vs Will, impose Frighten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ay in Formation</text:p>
          </table:table-cell>
          <table:table-cell office:value-type="string">
            <text:p>manuever, if ally adjacent, both +2 to next attack or +2 reflex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ally</text:p>
          </table:table-cell>
          <table:table-cell office:value-type="string">
            <text:p>grant Rallied to ally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6" office:value-type="string">
            <text:p>Singular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xert</text:p>
          </table:table-cell>
          <table:table-cell office:value-type="string">
            <text:p>Endurance 12, roll Hit Die into AP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Interactiv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Physica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Powe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Agi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Vigo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Menta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Intellect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Sapienc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Magnetism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Training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Combat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Cultur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Competenc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22" table:number-columns-repeated="1017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6">05/26/2025</text:date>, <text:time>16:3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2M10S</meta:editing-duration>
    <meta:editing-cycles>18</meta:editing-cycles>
    <meta:generator>OpenOffice/4.1.13$Win32 OpenOffice.org_project/4113m1$Build-9810</meta:generator>
    <dc:date>2025-05-26T16:31:42.04</dc:date>
    <meta:document-statistic meta:table-count="3" meta:cell-count="425" meta:object-count="0"/>
    <meta:user-defined meta:name="Info 1"/>
    <meta:user-defined meta:name="Info 2"/>
    <meta:user-defined meta:name="Info 3"/>
    <meta:user-defined meta:name="Info 4"/>
  </office:meta>
</office:document-meta>
</file>